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ato" fo:font-size="20pt" fo:font-weight="bold" officeooo:rsid="0009e6d4" officeooo:paragraph-rsid="0009e6d4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ato" fo:font-size="20pt" style:text-underline-style="solid" style:text-underline-width="auto" style:text-underline-color="font-color" fo:font-weight="bold" officeooo:rsid="0009e6d4" officeooo:paragraph-rsid="0009e6d4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ato" fo:font-size="20pt" style:text-underline-style="none" fo:font-weight="bold" officeooo:rsid="000b36ec" officeooo:paragraph-rsid="000b36e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ato" fo:font-size="14pt" style:text-underline-style="solid" style:text-underline-width="auto" style:text-underline-color="font-color" fo:font-weight="bold" officeooo:rsid="0009e6d4" officeooo:paragraph-rsid="0009e6d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ato" fo:font-size="14pt" style:text-underline-style="solid" style:text-underline-width="auto" style:text-underline-color="font-color" fo:font-weight="bold" officeooo:rsid="000c1a57" officeooo:paragraph-rsid="000c1a5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ato" fo:font-size="14pt" fo:font-weight="bold" officeooo:rsid="0009e6d4" officeooo:paragraph-rsid="000b850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ato" fo:font-size="14pt" fo:font-weight="bold" officeooo:rsid="000c1a57" officeooo:paragraph-rsid="000c1a5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ato" fo:font-size="14pt" fo:font-style="normal" style:text-underline-style="solid" style:text-underline-width="auto" style:text-underline-color="font-color" fo:font-weight="bold" officeooo:rsid="000c1a57" officeooo:paragraph-rsid="000f848c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ato" fo:font-size="12pt" style:text-underline-style="solid" style:text-underline-width="auto" style:text-underline-color="font-color" fo:font-weight="bold" officeooo:rsid="000a8005" officeooo:paragraph-rsid="000b36ec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ato" fo:font-size="12pt" style:text-underline-style="none" fo:font-weight="normal" officeooo:rsid="0009e6d4" officeooo:paragraph-rsid="0009e6d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0b36ec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9e6d4" officeooo:paragraph-rsid="0009e6d4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09e6d4" officeooo:paragraph-rsid="0009e6d4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0b8506" officeooo:paragraph-rsid="000b850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b8506" officeooo:paragraph-rsid="000b8506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normal" officeooo:rsid="000d9e28" officeooo:paragraph-rsid="000d9e2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09e6d4" officeooo:paragraph-rsid="000b36ec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09e6d4" officeooo:paragraph-rsid="000b36e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09e6d4" officeooo:paragraph-rsid="000b8506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0b36ec" officeooo:paragraph-rsid="000b36ec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0b8506" officeooo:paragraph-rsid="000b8506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0c1a57" officeooo:paragraph-rsid="000c1a5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0d9e28" officeooo:paragraph-rsid="000d9e28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0d9e28" officeooo:paragraph-rsid="000d9e28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0d9e28" officeooo:paragraph-rsid="000d9e28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0d9e28" officeooo:paragraph-rsid="000f848c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0f848c" officeooo:paragraph-rsid="000f848c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Lato" fo:font-size="12pt" style:text-underline-style="solid" style:text-underline-width="auto" style:text-underline-color="font-color" fo:font-weight="bold" officeooo:rsid="000b36ec" style:font-size-asian="12pt" style:font-weight-asian="bold" style:font-size-complex="12pt" style:font-weight-complex="bold"/>
    </style:style>
    <style:style style:name="T2" style:family="text">
      <style:text-properties style:font-name="Lato" fo:font-size="12pt" style:text-underline-style="solid" style:text-underline-width="auto" style:text-underline-color="font-color" fo:font-weight="bold" officeooo:rsid="000a8005" style:font-size-asian="12pt" style:font-weight-asian="bold" style:font-size-complex="12pt" style:font-weight-complex="bold"/>
    </style:style>
    <style:style style:name="T3" style:family="text">
      <style:text-properties style:font-name="Arial" style:text-underline-style="none" fo:font-weight="normal" officeooo:rsid="000b36ec" style:font-weight-asian="normal" style:font-weight-complex="normal"/>
    </style:style>
    <style:style style:name="T4" style:family="text">
      <style:text-properties officeooo:rsid="000a8005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a8005"/>
    </style:style>
    <style:style style:name="T7" style:family="text">
      <style:text-properties style:text-underline-style="none" officeooo:rsid="000b36ec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officeooo:rsid="000b8506"/>
    </style:style>
    <style:style style:name="T10" style:family="text">
      <style:text-properties style:text-underline-style="none" officeooo:rsid="000c1a57"/>
    </style:style>
    <style:style style:name="T11" style:family="text">
      <style:text-properties style:text-underline-style="none" officeooo:rsid="000d9e28"/>
    </style:style>
    <style:style style:name="T12" style:family="text">
      <style:text-properties style:text-underline-style="none" officeooo:rsid="000e39d1"/>
    </style:style>
    <style:style style:name="T13" style:family="text">
      <style:text-properties style:text-underline-style="none" officeooo:rsid="00109ac9"/>
    </style:style>
    <style:style style:name="T14" style:family="text">
      <style:text-properties style:text-underline-style="none" officeooo:rsid="0010c8c3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0a8005"/>
    </style:style>
    <style:style style:name="T17" style:family="text">
      <style:text-properties style:text-underline-style="solid" style:text-underline-width="auto" style:text-underline-color="font-color" officeooo:rsid="000b8506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italic" style:text-underline-style="none" officeooo:rsid="000e39d1" style:font-style-asian="italic" style:font-style-complex="italic"/>
    </style:style>
    <style:style style:name="T20" style:family="text">
      <style:text-properties officeooo:rsid="000f848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se Luis Ribero Duque</text:p>
      <text:p text:style-name="P1">Ingeniero de Datos</text:p>
      <text:p text:style-name="P1"/>
      <text:p text:style-name="P2">Formación Educativa</text:p>
      <text:list xml:id="list3196408990" text:style-name="L1">
        <text:list-item>
          <text:p text:style-name="P13">Universidad de Antioquia: Físico</text:p>
        </text:list-item>
        <text:list-item>
          <text:p text:style-name="P13">Universidad de San Diego California: Especialista en Big Data</text:p>
        </text:list-item>
      </text:list>
      <text:p text:style-name="P12"/>
      <text:p text:style-name="P12"/>
      <text:p text:style-name="P12"/>
      <text:p text:style-name="P3">Proyecto (E, T, L)</text:p>
      <text:p text:style-name="P2"/>
      <text:p text:style-name="P4"><text:span text:style-name="T4">Descripción de la </text:span>Necesidad a Solucionar:</text:p>
      <text:p text:style-name="P10"/>
      <text:p text:style-name="P17"><text:span text:style-name="T5">Para las elecciones locales regionales </text:span><text:span text:style-name="T11">2018 </text:span><text:span text:style-name="T5">se necesitaba crear una base </text:span><text:span text:style-name="T6">de datos unificada con los </text:span><text:span text:style-name="T5">contactos donde </text:span><text:span text:style-name="T6">esté la </text:span><text:span text:style-name="T5">información mínima </text:span><text:span text:style-name="T6">de cada habitante de un municipio en particular. </text:span><text:span text:style-name="T7">Esta base sería utilizada para contactar a cada persona y entregar un mensaje político con la idea de ganar adeptos a la campaña política. Se tenían bases de datos de diferentes fuentes, hechas a mano y con estructuras diferentes</text:span></text:p>
      <text:p text:style-name="P17"><text:span text:style-name="T7"/></text:p>
      <text:p text:style-name="P9">Objetivo:<text:span text:style-name="T8"> </text:span><text:span text:style-name="T3"><text:s/>Entregar un mensaje vía WhatsApp</text:span></text:p>
      <text:p text:style-name="P9"/>
      <text:p text:style-name="P11"><text:span text:style-name="T2">Objetivo</text:span><text:span text:style-name="T1">s Específicos</text:span><text:span text:style-name="T2">:</text:span></text:p>
      <text:p text:style-name="P11"><text:span text:style-name="T2"/></text:p>
      <text:p text:style-name="P11"><text:span text:style-name="T2"/></text:p>
      <text:list xml:id="list631741573" text:style-name="L3">
        <text:list-item>
          <text:p text:style-name="P18"><text:span text:style-name="T7">Obtener de diferentes fuentes de datos la mayor cantidad de datos de los habitantes del municipio</text:span></text:p>
        </text:list-item>
        <text:list-item>
          <text:p text:style-name="P20"><text:span text:style-name="T5">Filtrar las bases de datos y hacer un proceso de preparación donde se mejora la estructura de la base de datos </text:span><text:span text:style-name="T9">y se limpian los campos erróneos o vacíos</text:span></text:p>
        </text:list-item>
        <text:list-item>
          <text:p text:style-name="P21"><text:span text:style-name="T5">Unificar las diferentes bases de datos en una única base</text:span></text:p>
        </text:list-item>
        <text:list-item>
          <text:p text:style-name="P14">Filtrar la base de datos eliminando los contactos que no tengan cuenta de WhatsApp ACTIVA</text:p>
        </text:list-item>
        <text:list-item>
          <text:p text:style-name="P14">Enviar un mensaje por medio de WhatsApp Web</text:p>
        </text:list-item>
      </text:list>
      <text:p text:style-name="P15"/>
      <text:p text:style-name="P15"/>
      <text:p text:style-name="P6"><text:span text:style-name="T16">D</text:span><text:span text:style-name="T17">esarrollo de la Solución:</text:span></text:p>
      <text:p text:style-name="P6"><text:span text:style-name="T17"/></text:p>
      <text:p text:style-name="P7"><text:span text:style-name="T17">E</text:span><text:span text:style-name="T15">xtracción</text:span></text:p>
      <text:p text:style-name="P7"/>
      <text:p text:style-name="P19"><text:span text:style-name="T10">Se hace </text:span><text:span text:style-name="T9">recolección de las bases de datos, </text:span><text:span text:style-name="T10">descargando de páginas web y </text:span><text:span text:style-name="T9">a través de diferentes contactos, </text:span><text:span text:style-name="T10">también utilizando </text:span><text:span text:style-name="T9">métodos rudimentarios. </text:span><text:span text:style-name="T10">Al revisar la información las bases de datos </text:span><text:span text:style-name="T9">están en su mayoría en Excel </text:span><text:span text:style-name="T10">y en hojas de papel. </text:span></text:p>
      <text:p text:style-name="P19"><text:span text:style-name="T10"/></text:p>
      <text:p text:style-name="P22"><text:span text:style-name="T5"/></text:p>
      <text:p text:style-name="P5"><text:soft-page-break/>Transformación</text:p>
      <text:p text:style-name="P22"><text:span text:style-name="T5"/></text:p>
      <text:p text:style-name="P22"><text:span text:style-name="T5">Se procede a digitalizar toda la información que estaba en formato físico en un base consolidada </text:span><text:span text:style-name="T11">quedando así con tres bases de datos no uniformes con datos erróneos y campos vacíos.</text:span></text:p>
      <text:list xml:id="list4085166002" text:style-name="L4">
        <text:list-item>
          <text:p text:style-name="P16">db_cocorna_enlaces.csv</text:p>
        </text:list-item>
        <text:list-item>
          <text:p text:style-name="P16">db_cocorna_people.csv</text:p>
        </text:list-item>
        <text:list-item>
          <text:p text:style-name="P16">db_cocorna_consolidate.csv</text:p>
        </text:list-item>
        <text:list-item>
          <text:p text:style-name="P24"/>
        </text:list-item>
      </text:list>
      <text:p text:style-name="P23"><text:span text:style-name="T5">Para filtrar esta información y darle a las tres bases un formato unificado se hizo el archivo de python </text:span><text:span text:style-name="T18">filtering.py </text:span></text:p>
      <text:p text:style-name="P23"><text:span text:style-name="T18"/></text:p>
      <text:p text:style-name="P26"><text:span text:style-name="T5">Una vez estructuradas las tres bases de datos y eliminado</text:span><text:span text:style-name="T12">s</text:span><text:span text:style-name="T5"> los campos erróneos y vacíos se procede a unificar </text:span><text:span text:style-name="T12">con el archivo </text:span><text:span text:style-name="T19">data_integration.py</text:span><text:span text:style-name="T12"> </text:span><text:span text:style-name="T5">las tres bases </text:span><text:span text:style-name="T12">de datos </text:span><text:span text:style-name="T5">eliminando los contactos repetidos, </text:span><text:span text:style-name="T12">obteniendo así la base de datos Cocorna_phone_numbers_integrated.csv</text:span></text:p>
      <text:p text:style-name="P26"><text:span text:style-name="T12"/></text:p>
      <text:p text:style-name="P8"><text:span text:style-name="T20">Carga</text:span></text:p>
      <text:p text:style-name="P25"><text:span text:style-name="T12"/></text:p>
      <text:p text:style-name="P27"><text:span text:style-name="T12">U</text:span><text:span text:style-name="T5">na vez se obtiene la base de datos con la mejor estructura posible se carga a la aplicación de WhatsApp para detectar los teléfonos con cuentas ACTIVAS y se descarga esta base de nuevo para obtener la base de datos filtrada WhatsApp_contacts.py esta será la base de datos que se utilizará para enviar los mensajes a través de WhatsApp. </text:span><text:span text:style-name="T13">El proceso de envío de los mensajes se hace a través de un código que toma los datos de la base de contactos, abre una ventana de Google Crhome con la url de WhatsApp Web busca </text:span><text:span text:style-name="T14">el contacto y le envía el mensaje deseado.</text:span>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/>
    <draw:gradient draw:name="Midnight" draw:style="linear" draw:start-color="#000000" draw:end-color="#2a6099" draw:start-intensity="100%" draw:end-intensity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c9d7e6" style:writing-mode="lr-tb" draw:fill="gradient" draw:fill-gradient-name="Blue_20_Touch" draw:gradient-step-count="0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fill-gradient-name="Blue_20_Touch" draw:gradient-step-count="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7:33:36.352257520</meta:creation-date>
    <dc:date>2024-03-16T19:19:48.964183147</dc:date>
    <meta:editing-duration>PT11M4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8" meta:word-count="442" meta:character-count="2641" meta:non-whitespace-character-count="2234"/>
  </office:meta>
</office:document-meta>
</file>